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style:style style:name="P2" style:family="paragraph" style:parent-style-name="Standard" style:list-style-name="L1">
      <style:paragraph-properties fo:text-align="justify" style:justify-single-word="false"/>
      <style:text-properties style:use-window-font-color="true"/>
    </style:style>
    <style:style style:name="P3" style:family="paragraph" style:parent-style-name="Standard" style:list-style-name="L1">
      <style:paragraph-properties fo:text-align="justify" style:justify-single-word="false"/>
      <style:text-properties fo:font-weight="normal" style:font-weight-asian="normal" style:font-weight-complex="normal"/>
    </style:style>
    <style:style style:name="P4" style:family="paragraph" style:parent-style-name="Standard" style:list-style-name="L1">
      <style:paragraph-properties fo:text-align="justify" style:justify-single-word="false"/>
      <style:text-properties fo:font-style="italic" style:font-style-asian="italic" style:font-style-complex="italic"/>
    </style:style>
    <style:style style:name="T1" style:family="text">
      <style:text-properties fo:color="#008000"/>
    </style:style>
    <style:style style:name="T2" style:family="text">
      <style:text-properties fo:color="#ff0000"/>
    </style:style>
    <style:style style:name="T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39000545957172473"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perso</text:p>
              <text:list>
                <text:list-item>
                  <text:p text:style-name="P1">logiciel dans lequel écrire le code source : smultron pour mac gedit pour linux</text:p>
                </text:list-item>
                <text:list-item>
                  <text:p text:style-name="P1">pré-compiler en ligne de commande : javac fichier.java</text:p>
                </text:list-item>
                <text:list-item>
                  <text:p text:style-name="P1">interpréter en ligne de commande : java fichier (sans l'extension !!!)</text:p>
                </text:list-item>
                <text:list-item>
                  <text:p text:style-name="P1">extension code source : .java</text:p>
                </text:list-item>
                <text:list-item>
                  <text:p text:style-name="P1">extension byte code : .class</text:p>
                </text:list-item>
                <text:list-item>
                  <text:p text:style-name="P1">convention nommage fichier : même nom que la classe qu'il décrit</text:p>
                </text:list-item>
                <text:list-item>
                  <text:p text:style-name="P2">maitrise pas encore, voir plus tard :</text:p>
                  <text:list>
                    <text:list-item>
                      <text:p text:style-name="P2">équivalent inclusion bibliothèques en java : import java.util.[...];</text:p>
                    </text:list-item>
                    <text:list-item>
                      <text:p text:style-name="P2">mettre en place environnement demande var : import java.util.Scanner;</text:p>
                    </text:list-item>
                    <text:list-item>
                      <text:p text:style-name="P2">demander effectivement une variable à l'utilisateur</text:p>
                      <text:list>
                        <text:list-item>
                          <text:p text:style-name="P2">Scanner [nomScan] = new Scanner (System.in); // une seule fois !!!</text:p>
                        </text:list-item>
                        <text:list-item>
                          <text:p text:style-name="P2">var1 = [nomScan].next[Type]();</text:p>
                        </text:list-item>
                        <text:list-item>
                          <text:p text:style-name="P2">…</text:p>
                        </text:list-item>
                        <text:list-item>
                          <text:p text:style-name="P2">varN = [nomScan].next[Type]();</text:p>
                        </text:list-item>
                      </text:list>
                    </text:list-item>
                  </text:list>
                </text:list-item>
              </text:list>
            </text:list-item>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3">10^3 = kilo</text:p>
                            </text:list-item>
                            <text:list-item>
                              <text:p text:style-name="P3">10^6 = mega</text:p>
                            </text:list-item>
                            <text:list-item>
                              <text:p text:style-name="P3">10^9 = giga</text:p>
                            </text:list-item>
                            <text:list-item>
                              <text:p text:style-name="P3">10^12 = tera</text:p>
                            </text:list-item>
                            <text:list-item>
                              <text:p text:style-name="P4">10^15 = péta</text:p>
                            </text:list-item>
                            <text:list-item>
                              <text:p text:style-name="P4">10^18 = exa</text:p>
                            </text:list-item>
                            <text:list-item>
                              <text:p text:style-name="P4">10^21 = zetta</text:p>
                            </text:list-item>
                            <text:list-item>
                              <text:p text:style-name="P4">10^24 = yotta</text:p>
                              <text:list>
                                <text:list-item>
                                  <text:p text:style-name="P4">échelle longue : quadrillon</text:p>
                                </text:list-item>
                                <text:list-item>
                                  <text:p text:style-name="P4">échelle courte : septillion</text:p>
                                </text:list-item>
                              </text:list>
                            </text:list-item>
                          </text:list>
                        </text:list-item>
                        <text:list-item>
                          <text:p text:style-name="P4">petits</text:p>
                          <text:list>
                            <text:list-item>
                              <text:p text:style-name="P4">10^-3 = milli</text:p>
                            </text:list-item>
                            <text:list-item>
                              <text:p text:style-name="P4">10^-6 = micro</text:p>
                            </text:list-item>
                            <text:list-item>
                              <text:p text:style-name="P4"><text:soft-page-break/>10^-9 = nano</text:p>
                            </text:list-item>
                            <text:list-item>
                              <text:p text:style-name="P4">10^-12 = pico</text:p>
                            </text:list-item>
                            <text:list-item>
                              <text:p text:style-name="P4">10^-15 = femto</text:p>
                            </text:list-item>
                            <text:list-item>
                              <text:p text:style-name="P4">10^-18 = atto</text:p>
                            </text:list-item>
                            <text:list-item>
                              <text:p text:style-name="P4">10^-21 = zepto</text:p>
                            </text:list-item>
                            <text:list-item>
                              <text:p text:style-name="P4">10^-24 = yocto</text:p>
                              <text:list>
                                <text:list-item>
                                  <text:p text:style-name="P4">échelle longue : quadrillonième</text:p>
                                </text:list-item>
                                <text:list-item>
                                  <text:p text:style-name="P4">échelle courte : septillionnième</text:p>
                                </text:list-item>
                              </text:list>
                            </text:list-item>
                          </text:list>
                        </text:list-item>
                      </text:list>
                    </text:list-item>
                    <text:list-item>
                      <text:p text:style-name="P1">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text:span text:style-name="T1">1101</text:span> (2) =</text:p>
                                    </text:list-item>
                                    <text:list-item>
                                      <text:p text:style-name="P1"><text:span text:style-name="T1">1</text:span>*2^0 + <text:span text:style-name="T1">0</text:span>*2^1 + <text:span text:style-name="T1">1</text:span>*2^2 + <text:span text:style-name="T1">1</text:span>*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text:span text:style-name="T1">1</text:span></text:p>
                                        </text:list-item>
                                        <text:list-item>
                                          <text:p text:style-name="P1">6 / 2 = 3 reste <text:span text:style-name="T1">0</text:span></text:p>
                                        </text:list-item>
                                        <text:list-item>
                                          <text:p text:style-name="P1">3 / 2 = 1 reste <text:span text:style-name="T1">1</text:span></text:p>
                                        </text:list-item>
                                        <text:list-item>
                                          <text:p text:style-name="P1">1 <text:span text:style-name="T2">/ 2 = 0</text:span> reste <text:span text:style-name="T1">1</text:span> <text:span text:style-name="T2">(marque la fin)</text:spa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text:span text:style-name="T1">1101</text:span>(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 si variable de méthode</text:p>
                        </text:list-item>
                        <text:list-item>
                          <text:p text:style-name="P1"><text:soft-page-break/>encapsulation type nom; si attribut</text:p>
                        </text:list-item>
                      </text:list>
                    </text:list-item>
                    <text:list-item>
                      <text:p text:style-name="P1">variable : soit type primitif soit objet</text:p>
                    </text:list-item>
                    <text:list-item>
                      <text:p text:style-name="P1">4 catégories types primitifs</text:p>
                      <text:list>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text:span text:style-name="T2">L</text:span>; (8 octets) (ordre du trillon 10^18)</text:p>
                            </text:list-item>
                            <text:list-item>
                              <text:p text:style-name="P1">ajout perso : unsigne<text:span text:style-name="T3">d</text:span></text:p>
                            </text:list-item>
                          </text:list>
                        </text:list-item>
                        <text:list-item>
                          <text:p text:style-name="P1">nombres réels</text:p>
                          <text:list>
                            <text:list-item>
                              <text:p text:style-name="P1">deux types + diff</text:p>
                              <text:list>
                                <text:list-item>
                                  <text:p text:style-name="P1">float sur 4 octets</text:p>
                                </text:list-item>
                                <text:list-item>
                                  <text:p text:style-name="P1">double sur 8</text:p>
                                </text:list-item>
                              </text:list>
                            </text:list-item>
                            <text:list-item>
                              <text:p text:style-name="P1">particularité fin affectation : f pour float d pour double</text:p>
                            </text:list-item>
                            <text:list-item>
                              <text:p text:style-name="P1">particularité avec nombres ronds : spécifier le ".0" (juste pour float ?)</text:p>
                            </text:list-item>
                            <text:list-item>
                              <text:p text:style-name="P1">exemples</text:p>
                              <text:list>
                                <text:list-item>
                                  <text:p text:style-name="P1">float y = -154.15645<text:span text:style-name="T2">f</text:span></text:p>
                                </text:list-item>
                                <text:list-item>
                                  <text:p text:style-name="P1">float z = 15<text:span text:style-name="T2">.0</text:span>f</text:p>
                                </text:list-item>
                                <text:list-item>
                                  <text:p text:style-name="P1">double d = 15.651564846897987997463454<text:span text:style-name="T2">d</text:span>;</text:p>
                                </text:list-item>
                              </text:list>
                            </text:list-item>
                          </text:list>
                        </text:list-item>
                        <text:list-item>
                          <text:p text:style-name="P1">caractères</text:p>
                          <text:list>
                            <text:list-item>
                              <text:p text:style-name="P1">char c = 'a';</text:p>
                            </text:list-item>
                          </text:list>
                        </text:list-item>
                        <text:list-item>
                          <text:p text:style-name="P1">booléens</text:p>
                          <text:list>
                            <text:list-item>
                              <text:p text:style-name="P1">true et false sont des valeurs comprises par java (pas besoin 0 et autre)</text:p>
                            </text:list-item>
                          </text:list>
                        </text:list-item>
                      </text:list>
                    </text:list-item>
                    <text:list-item>
                      <text:p text:style-name="P1">un type "basique" de la seconde grande classe</text:p>
                      <text:list>
                        <text:list-item>
                          <text:p text:style-name="P1"><text:span text:style-name="T2">S</text:span>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plusieurs mots var → pas de séparation et maj première lettre</text:p>
                        </text:list-item>
                        <text:list-item>
                          <text:p text:style-name="P1">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item>
                  <text:p text:style-name="P1">opérateurs arithmétiques</text:p>
                  <text:list>
                    <text:list-item>
                      <text:p text:style-name="P1">les 5 opérateurs de base</text:p>
                      <text:list>
                        <text:list-item>
                          <text:p text:style-name="P1">+</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ecter une variable avec une opération sur des nombres (trivial)</text:p>
                      <text:list>
                        <text:list-item>
                          <text:p text:style-name="P1">a = 3 + 4;</text:p>
                        </text:list-item>
                      </text:list>
                    </text:list-item>
                    <text:list-item>
                      <text:p text:style-name="P1">affecter une variable avec des opérations sur des variables</text:p>
                      <text:list>
                        <text:list-item>
                          <text:p text:style-name="P1"><text:soft-page-break/>les variables opérandes doivent être du même type que le résultat. Sinon, risque de tronquer ou de provoquer d'autres problèmes (tester)</text:p>
                        </text:list-item>
                      </text:list>
                    </text:list-item>
                    <text:list-item>
                      <text:p text:style-name="P1">modifier la valeur d'une variable en la prenant elle même comme opérande</text:p>
                      <text:list>
                        <text:list-item>
                          <text:p text:style-name="P1">var = var + 2;</text:p>
                        </text:list-item>
                      </text:list>
                    </text:list-item>
                    <text:list-item>
                      <text:p text:style-name="P1">raccourcis incrémentation et décrémentation</text:p>
                      <text:list>
                        <text:list-item>
                          <text:p text:style-name="P1">a++</text:p>
                          <text:list>
                            <text:list-item>
                              <text:p text:style-name="P1">regarde la valeur de a puis l'incrémente</text:p>
                            </text:list-item>
                            <text:list-item>
                              <text:p text:style-name="P1">ex 1</text:p>
                              <text:list>
                                <text:list-item>
                                  <text:p text:style-name="P1">private int a = 5;</text:p>
                                </text:list-item>
                                <text:list-item>
                                  <text:p text:style-name="P1">System.out.println(a++); // affiche 5</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non regardé</text:p>
                                </text:list-item>
                              </text:list>
                            </text:list-item>
                          </text:list>
                        </text:list-item>
                        <text:list-item>
                          <text:p text:style-name="P1">++a</text:p>
                          <text:list>
                            <text:list-item>
                              <text:p text:style-name="P1">incrémente puis regarde la valeur</text:p>
                            </text:list-item>
                            <text:list-item>
                              <text:p text:style-name="P1">ex 1</text:p>
                              <text:list>
                                <text:list-item>
                                  <text:p text:style-name="P1">private int a = 5;</text:p>
                                </text:list-item>
                                <text:list-item>
                                  <text:p text:style-name="P1">System.out.println(++a); // affiche 6</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exécuté</text:p>
                                </text:list-item>
                              </text:list>
                            </text:list-item>
                          </text:list>
                        </text:list-item>
                        <text:list-item>
                          <text:p text:style-name="P1">a-- analogue : regarde valeur puis décrémente</text:p>
                        </text:list-item>
                        <text:list-item>
                          <text:p text:style-name="P1">--a analogue : décrémente puis regarde valeur</text:p>
                        </text:list-item>
                      </text:list>
                    </text:list-item>
                    <text:list-item>
                      <text:p text:style-name="P1">raccourcis autres (ajouter 4, diviser par 2 etc)</text:p>
                      <text:list>
                        <text:list-item>
                          <text:p text:style-name="P1">a += 2</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icher variable</text:p>
                      <text:list>
                        <text:list-item>
                          <text:p text:style-name="P1">en sautant une ligne : System.out.println(var)</text:p>
                        </text:list-item>
                        <text:list-item>
                          <text:p text:style-name="P1">sans sauter de ligne : System.out.print(var)</text:p>
                        </text:list-item>
                      </text:list>
                    </text:list-item>
                    <text:list-item>
                      <text:p text:style-name="P1">concaténer une chaine avec une variable (ou n'importe quelle combinaison)</text:p>
                      <text:list>
                        <text:list-item>
                          <text:p text:style-name="P1">"a =" + a</text:p>
                        </text:list-item>
                      </text:list>
                    </text:list-item>
                    <text:list-item>
                      <text:p text:style-name="P1">afficher le résultat d'un calcul (écrire le calcul en dure dans le code)</text:p>
                      <text:list>
                        <text:list-item>
                          <text:p text:style-name="P1">System.out.println("a/4 = " + a/4);</text:p>
                        </text:list-item>
                        <text:list-item>
                          <text:p text:style-name="P1">question perso : comment différencier ces deux ordres ?</text:p>
                          <text:list>
                            <text:list-item>
                              <text:p text:style-name="P1">affiche le résultat de a+b</text:p>
                            </text:list-item>
                            <text:list-item>
                              <text:p text:style-name="P1">affiche a concaténé avec b</text:p>
                            </text:list-item>
                            <text:list-item>
                              <text:p text:style-name="P1">réponse : nombres consécutifs = additionnés, chaines consécutives = concaténées, le tout est concaténé. Sinon paranthèses</text:p>
                            </text:list-item>
                          </text:list>
                        </text:list-item>
                      </text:list>
                    </text:list-item>
                    <text:list-item>
                      <text:p text:style-name="P1">que fait (apparemment) automatiquement le compilateur lors de divisions d'entiers donnant un nombre pas entier ? Il les cast en float</text:p>
                    </text:list-item>
                    <text:list-item>
                      <text:p text:style-name="P1">du coup, si on veut être sur d'obtenir un entier... recaster en int : (int) a / b</text:p>
                    </text:list-item>
                  </text:list>
                </text:list-item>
                <text:list-item>
                  <text:p text:style-name="P1">conversion ou cast</text:p>
                  <text:list>
                    <text:list-item>
                      <text:p text:style-name="P1"><text:soft-page-break/>syntaxe castage : (type) nombre/var/calcul...</text:p>
                    </text:list-item>
                    <text:list-item>
                      <text:p text:style-name="P1">note perso</text:p>
                      <text:list>
                        <text:list-item>
                          <text:p text:style-name="P1">on veut écrire un nombre entier mais le manipuler comme un nombre réel. Genre diviser 2 par 3.</text:p>
                          <text:list>
                            <text:list-item>
                              <text:p text:style-name="P1">2/3 donne quelle valeur considérée comme étant de quel type ?</text:p>
                              <text:list>
                                <text:list-item>
                                  <text:p text:style-name="P1">donne 0 (division euclidienne)</text:p>
                                </text:list-item>
                                <text:list-item>
                                  <text:p text:style-name="P1">est considéré comme int</text:p>
                                </text:list-item>
                              </text:list>
                            </text:list-item>
                            <text:list-item>
                              <text:p text:style-name="P1">forcer à considérer comme un réel avec castage</text:p>
                              <text:list>
                                <text:list-item>
                                  <text:p text:style-name="P1">(float) 2 / (float) 3</text:p>
                                </text:list-item>
                                <text:list-item>
                                  <text:p text:style-name="P1">pas (float) (2 / 3) qui calcule 0 puis cast</text:p>
                                </text:list-item>
                              </text:list>
                            </text:list-item>
                            <text:list-item>
                              <text:p text:style-name="P1">forcer sans castage</text:p>
                              <text:list>
                                <text:list-item>
                                  <text:p text:style-name="P1">en précisant type syntaxiquement</text:p>
                                  <text:list>
                                    <text:list-item>
                                      <text:p text:style-name="P1">2f/3f</text:p>
                                    </text:list-item>
                                  </text:list>
                                </text:list-item>
                                <text:list-item>
                                  <text:p text:style-name="P1">sans préciser type syntaxiquement</text:p>
                                  <text:list>
                                    <text:list-item>
                                      <text:p text:style-name="P1">2./3. ou 2.0/3.0</text:p>
                                    </text:list-item>
                                  </text:list>
                                </text:list-item>
                                <text:list-item>
                                  <text:p text:style-name="P1">est considérer comme étant de quel type ?</text:p>
                                  <text:list>
                                    <text:list-item>
                                      <text:p text:style-name="P1">double par défaut</text:p>
                                    </text:list-item>
                                  </text:list>
                                </text:list-item>
                              </text:list>
                            </text:list-item>
                          </text:list>
                        </text:list-item>
                        <text:list-item>
                          <text:p text:style-name="P1">2.01 est considérer comme étant un double</text:p>
                        </text:list-item>
                        <text:list-item>
                          <text:p text:style-name="P1">que se passe t-il quand une précision d'une valeut n'est pas prise en compte par le type en laquelle on la cast ?</text:p>
                          <text:list>
                            <text:list-item>
                              <text:p text:style-name="P2">quand un nombre réel a une trop grande précision après la virgule</text:p>
                              <text:list>
                                <text:list-item>
                                  <text:p text:style-name="P2">troncage</text:p>
                                </text:list-item>
                              </text:list>
                            </text:list-item>
                            <text:list-item>
                              <text:p text:style-name="P2">quand un nombre entier est trop grand</text:p>
                              <text:list>
                                <text:list-item>
                                  <text:p text:style-name="P2">erreur à la compilation</text:p>
                                </text:list-item>
                              </text:list>
                            </text:list-item>
                          </text:list>
                        </text:list-item>
                        <text:list-item>
                          <text:p text:style-name="P2">peut stocker quel type dans quel type ?</text:p>
                          <text:list>
                            <text:list-item>
                              <text:p text:style-name="P2">stocker char dans byte ? : V</text:p>
                            </text:list-item>
                            <text:list-item>
                              <text:p text:style-name="P2">char dans double ? : V</text:p>
                            </text:list-item>
                            <text:list-item>
                              <text:p text:style-name="P2">double dans char ? : X</text:p>
                            </text:list-item>
                            <text:list-item>
                              <text:p text:style-name="P2">…</text:p>
                            </text:list-item>
                            <text:list-item>
                              <text:p text:style-name="P2">généralité : conditions pour stocker une valeur dans un autre type</text:p>
                              <text:list>
                                <text:list-item>
                                  <text:p text:style-name="P2">le type contenant doit être plus grand que le type contenu</text:p>
                                </text:list-item>
                              </text:list>
                            </text:list-item>
                            <text:list-item>
                              <text:p text:style-name="P2">note : pas généralité en fait, marche pas boolean → double. Illogique</text:p>
                            </text:list-item>
                          </text:list>
                        </text:list-item>
                      </text:list>
                    </text:list-item>
                    <text:list-item>
                      <text:p text:style-name="P1">pas besoin caster pour stocker opération avec int dans double : double assez grand</text:p>
                    </text:list-item>
                    <text:list-item>
                      <text:p text:style-name="P1">le cas suivant :</text:p>
                      <text:list>
                        <text:list-item>
                          <text:p text:style-name="P1">int a = 3, b = 2;</text:p>
                        </text:list-item>
                        <text:list-item>
                          <text:p text:style-name="P1">double r = a / b;</text:p>
                        </text:list-item>
                        <text:list-item>
                          <text:p text:style-name="P1">marche mais résultat division entière est stocké</text:p>
                        </text:list-item>
                        <text:list-item>
                          <text:p text:style-name="P1">régler le problème : double r = (double) a / (double) b;</text:p>
                        </text:list-item>
                      </text:list>
                    </text:list-item>
                    <text:list-item>
                      <text:p text:style-name="P1">particulier, juste pour info on verra après</text:p>
                      <text:list>
                        <text:list-item>
                          <text:p text:style-name="P1">caster un type primitif en un string</text:p>
                          <text:list>
                            <text:list-item>
                              <text:p text:style-name="P1">int i = 12;</text:p>
                            </text:list-item>
                            <text:list-item>
                              <text:p text:style-name="P1">String j = new String();</text:p>
                            </text:list-item>
                            <text:list-item>
                              <text:p text:style-name="P1">j = j.valueOf(i);</text:p>
                            </text:list-item>
                          </text:list>
                        </text:list-item>
                        <text:list-item>
                          <text:p text:style-name="P1">caster un string en un type primitif</text:p>
                          <text:list>
                            <text:list-item>
                              <text:p text:style-name="P4">int i = 12;</text:p>
                            </text:list-item>
                            <text:list-item>
                              <text:p text:style-name="P4">String j = new String();</text:p>
                            </text:list-item>
                            <text:list-item>
                              <text:p text:style-name="P4">j = j.valueOf(i);</text:p>
                            </text:list-item>
                            <text:list-item>
                              <text:p text:style-name="P1">int k = Integer.valueOf(j).intValue();</text:p>
                            </text:list-item>
                          </text:list>
                        </text:list-item>
                      </text:list>
                    </text:list-item>
                  </text:list>
                </text:list-item>
                <text:list-item>
                  <text:p text:style-name="P1"><text:soft-page-break/>depuis java 7 : le formatage des nombres</text:p>
                  <text:list>
                    <text:list-item>
                      <text:p text:style-name="P1">comment formater (espaces) un nombre (de quelque type que ce soit) en java 7 ?</text:p>
                      <text:list>
                        <text:list-item>
                          <text:p text:style-name="P1">underscore : 1_000_000</text:p>
                        </text:list-item>
                      </text:list>
                    </text:list-item>
                    <text:list-item>
                      <text:p text:style-name="P1">endroits où interdit de placer des espaces</text:p>
                      <text:list>
                        <text:list-item>
                          <text:p text:style-name="P1">début / fin / autour "point" décimal</text:p>
                        </text:list-item>
                      </text:list>
                    </text:list-item>
                    <text:list-item>
                      <text:p text:style-name="P1">écrire un nombre hexadécimal / binaire (/ autre ?)</text:p>
                      <text:list>
                        <text:list-item>
                          <text:p text:style-name="P1">0xf54 / 0b011100 / tester octal etc</text:p>
                        </text:list-item>
                      </text:list>
                    </text:list-item>
                  </text:list>
                </text:list-item>
              </text:list>
            </text:list-item>
            <text:list-item>
              <text:p text:style-name="P1">lire les entrées au clavier</text:p>
              <text:list>
                <text:list-item>
                  <text:p text:style-name="P1">la classe Scanner</text:p>
                  <text:list>
                    <text:list-item>
                      <text:p text:style-name="P1">classe Scanner permet de lire les entrées</text:p>
                    </text:list-item>
                    <text:list-item>
                      <text:p text:style-name="P1">System.in = entrée standard</text:p>
                    </text:list-item>
                    <text:list-item>
                      <text:p text:style-name="P1">Scanner S = new Scanner(System.in); pour créer instance qui va stocker entrée</text:p>
                    </text:list-item>
                    <text:list-item>
                      <text:p text:style-name="P1">import java.util.Scanner; avant de lire une entrée</text:p>
                    </text:list-item>
                    <text:list-item>
                      <text:p text:style-name="P1">on importe la classe Scanner via le package java.util</text:p>
                    </text:list-item>
                    <text:list-item>
                      <text:p text:style-name="P1">un package est un ensemble de (sous-)dossiers contenant des classes</text:p>
                    </text:list-item>
                    <text:list-item>
                      <text:p text:style-name="P1">java.lang est le package contenant toutes les classes importées par défaut</text:p>
                    </text:list-item>
                    <text:list-item>
                      <text:p text:style-name="P1">note : conséquence... La lecture et l'écriture se font dans 2 package différents contrairement à C, C++ avec iostream etc.</text:p>
                    </text:list-item>
                    <text:list-item>
                      <text:p text:style-name="P1">importe package.*; (ex : import java.util.*;) importe tout le package</text:p>
                    </text:list-item>
                  </text:list>
                </text:list-item>
                <text:list-item>
                  <text:p text:style-name="P1">récupérez ce que vous tappez</text:p>
                  <text:list>
                    <text:list-item>
                      <text:p text:style-name="P1">objetScanner.nextLine(); demande d'entrer du texte puis le renvoie</text:p>
                    </text:list-item>
                    <text:list-item>
                      <text:p text:style-name="P1">exemple pratique d'utilisation</text:p>
                      <text:list>
                        <text:list-item>
                          <text:p text:style-name="P1">Scanner scan = new Scanner(System.in)</text:p>
                        </text:list-item>
                        <text:list-item>
                          <text:p text:style-name="P1">System.out.println("Entrez quelque chose");</text:p>
                        </text:list-item>
                        <text:list-item>
                          <text:p text:style-name="P1">String str = scan.nextLine();</text:p>
                        </text:list-item>
                        <text:list-item>
                          <text:p text:style-name="P1">System.out.println(str);</text:p>
                        </text:list-item>
                      </text:list>
                    </text:list-item>
                    <text:list-item>
                      <text:p text:style-name="P1">obj.nextInt(); récupère et renvoie un entier</text:p>
                    </text:list-item>
                    <text:list-item>
                      <text:p text:style-name="P1">obj.next[Type](); de façon générale récupère et renvoie une var de type Type</text:p>
                    </text:list-item>
                    <text:list-item>
                      <text:p text:style-name="P1">nextChar ne marche pas (impossible récupérer directement un char)</text:p>
                    </text:list-item>
                    <text:list-item>
                      <text:p text:style-name="P1">moyen détourné de le récupérer</text:p>
                      <text:list>
                        <text:list-item>
                          <text:p text:style-name="P1">Scanner entree = new Scanner(System.in);</text:p>
                        </text:list-item>
                        <text:list-item>
                          <text:p text:style-name="P1">System.out.println("Entrez un caractère");</text:p>
                        </text:list-item>
                        <text:list-item>
                          <text:p text:style-name="P1">String texte = entree.nextline();</text:p>
                        </text:list-item>
                        <text:list-item>
                          <text:p text:style-name="P1">char caractere = texte.charAt(0);</text:p>
                        </text:list-item>
                      </text:list>
                    </text:list-item>
                    <text:list-item>
                      <text:p text:style-name="P1">nextLine vide le buffer à la fin, nextInt etc non</text:p>
                    </text:list-item>
                    <text:list-item>
                      <text:p text:style-name="P1">du coup si entre autres puis texte (mal compris)</text:p>
                      <text:list>
                        <text:list-item>
                          <text:p text:style-name="P1">marche pour les autres</text:p>
                        </text:list-item>
                        <text:list-item>
                          <text:p text:style-name="P1">arrivé a nextLine : vide buffer et ne demande pas de texte</text:p>
                        </text:list-item>
                      </text:list>
                    </text:list-item>
                    <text:list-item>
                      <text:p text:style-name="P1">pour régler ça : faire un nextLine dans le vide puis le refaire ou on veut</text:p>
                    </text:list-item>
                    <text:list-item>
                      <text:p text:style-name="P1">note : autre débilité des langages objets : dans la console, saisir les réels avec une virgule et non un point, mais dans le programme, saisir avec un point</text:p>
                    </text:list-item>
                  </text:list>
                </text:list-item>
              </text:list>
            </text:list-item>
            <text:list-item>
              <text:p text:style-name="P1">les conditions</text:p>
              <text:list>
                <text:list-item>
                  <text:p text:style-name="P1"/>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7T13:09:01</meta:creation-date>
    <meta:generator>OpenOffice/4.0.0$Unix OpenOffice.org_project/400m3$Build-9702</meta:generator>
    <dc:date>2014-10-24T12:33:27</dc:date>
    <dc:creator>yjfjyf jjku</dc:creator>
    <meta:editing-duration>PT6H23M11S</meta:editing-duration>
    <meta:editing-cycles>166</meta:editing-cycles>
    <meta:document-statistic meta:table-count="0" meta:image-count="0" meta:object-count="0" meta:page-count="6" meta:paragraph-count="277" meta:word-count="1928" meta:character-count="9609"/>
  </office:meta>
</office:document-meta>
</file>